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1.743cm"/>
    </style:style>
    <style:style style:name="co12" style:family="table-column">
      <style:table-column-properties fo:break-before="auto" style:column-width="1.388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va</text:p>
          </table:table-cell>
          <table:table-cell office:value-type="float" office:value="1.055" calcext:value-type="float">
            <text:p>1,055</text:p>
          </table:table-cell>
        </table:table-row>
      </table:table>
      <table:table table:name="raw materia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rine-t8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Farine-t170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tournesol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6.03" calcext:value-type="float">
            <text:p>6,03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5.04" calcext:value-type="float">
            <text:p>5,04</text:p>
          </table:table-cell>
        </table:table-row>
      </table:table>
      <table:table table:name="order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nneton-1kg-natu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]*[$'banneton 1kg nature'.A4]"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banneton-500g-nature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formula="of:=[.C2]*[$'banneton 500g nature'.A4]"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banneton-1kg-grain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3]*[$'banneton 1kg graines'.A5]" office:value-type="float" office:value="1.03" calcext:value-type="float">
            <text:p>1,03</text:p>
          </table:table-cell>
        </table:table-row>
      </table:table>
      <table:table table:name="banneton 1kg graines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8.58333333333333" calcext:value-type="float">
            <text:p>8,5833</text:p>
          </table:table-cell>
          <table:table-cell table:formula="of:=[.B1]*[$'pate de base campagne'.D5]" office:value-type="float" office:value="1.33587606879607" calcext:value-type="float">
            <text:p>1,3359</text:p>
          </table:table-cell>
          <table:table-cell office:value-type="float" office:value="6" calcext:value-type="float">
            <text:p>6,0000</text:p>
          </table:table-cell>
        </table:table-row>
        <table:table-row table:style-name="ro1">
          <table:table-cell office:value-type="string" calcext:value-type="string">
            <text:p>mélange graines</text:p>
          </table:table-cell>
          <table:table-cell office:value-type="float" office:value="0.2" calcext:value-type="float">
            <text:p>0,2</text:p>
          </table:table-cell>
          <table:table-cell table:formula="of:=[.B2]/[.B3]*[.C3]" office:value-type="float" office:value="1.71666666666667" calcext:value-type="float">
            <text:p>1,7167</text:p>
          </table:table-cell>
          <table:table-cell table:formula="of:=[.B2]*[$'mélange graines'.D5]" office:value-type="float" office:value="0.855466666666667" calcext:value-type="float">
            <text:p>0,8555</text:p>
          </table:table-cell>
          <table:table-cell table:formula="of:=[.E1]/[$general.B1]" office:value-type="float" office:value="5.68720379146919" calcext:value-type="float">
            <text:p>5,6872</text:p>
          </table:table-cell>
        </table:table-row>
        <table:table-row table:style-name="ro1">
          <table:table-cell/>
          <table:table-cell table:formula="of:=SUM([.B1:.B2])" office:value-type="float" office:value="1.2" calcext:value-type="float">
            <text:p>1,2</text:p>
          </table:table-cell>
          <table:table-cell table:formula="of:=[$orders.B3]*[$orders.D3]" office:value-type="float" office:value="10.3" calcext:value-type="float">
            <text:p>10,3000</text:p>
          </table:table-cell>
          <table:table-cell table:formula="of:=SUM([.D1:.D2])/[.B3]" office:value-type="float" office:value="1.82611894621895" calcext:value-type="float">
            <text:p>1,8261</text:p>
          </table:table-cell>
          <table:table-cell table:formula="of:=[.D4]/[.C3]" office:value-type="float" office:value="1.82611894621895" calcext:value-type="float">
            <text:p>1,8261</text:p>
          </table:table-cell>
        </table:table-row>
        <table:table-row table:style-name="ro1">
          <table:table-cell table:number-columns-repeated="3"/>
          <table:table-cell table:formula="of:=[.D3]*[.C3]" office:value-type="float" office:value="18.8090251460552" calcext:value-type="float">
            <text:p>18,8090</text:p>
          </table:table-cell>
          <table:table-cell table:formula="of:=([.E2]-[.E3])/[.E2]*100" office:value-type="float" office:value="67.8907418623168" calcext:value-type="float">
            <text:p>67,8907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4"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anneton 1kg natur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5.45" calcext:value-type="float">
            <text:p>15,45</text:p>
          </table:table-cell>
          <table:table-cell table:formula="of:=[.B1]*[$'pate de base campagne'.D5]" office:value-type="float" office:value="1.33587606879607" calcext:value-type="float">
            <text:p>1,3359</text:p>
          </table:table-cell>
          <table:table-cell office:value-type="float" office:value="4.5" calcext:value-type="float">
            <text:p>4,500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orders.B1]*[$orders.D1]" office:value-type="float" office:value="15.45" calcext:value-type="float">
            <text:p>15,45</text:p>
          </table:table-cell>
          <table:table-cell table:formula="of:=SUM([.D1:.D1])/[.B2]" office:value-type="float" office:value="1.33587606879607" calcext:value-type="float">
            <text:p>1,3359</text:p>
          </table:table-cell>
          <table:table-cell table:formula="of:=[.E1]/[$general.B1]" office:value-type="float" office:value="4.2654028436019" calcext:value-type="float">
            <text:p>4,2654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20.6392852628993" calcext:value-type="float">
            <text:p>20,6393</text:p>
          </table:table-cell>
          <table:table-cell table:formula="of:=[.D3]/[.C2]" office:value-type="float" office:value="1.33587606879607" calcext:value-type="float">
            <text:p>1,3359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3"/>
          <table:table-cell table:formula="of:=([.E2]-[.E3])/[.E2]*100" office:value-type="float" office:value="68.6811277204478" calcext:value-type="float">
            <text:p>68,6811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anneton 500g natur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0.3" calcext:value-type="float">
            <text:p>10,3</text:p>
          </table:table-cell>
          <table:table-cell table:formula="of:=[.B1]*[$'pate de base campagne'.D5]" office:value-type="float" office:value="1.33587606879607" calcext:value-type="float">
            <text:p>1,3359</text:p>
          </table:table-cell>
          <table:table-cell office:value-type="float" office:value="3" calcext:value-type="float">
            <text:p>3,000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orders.B2]*[$orders.D2]" office:value-type="float" office:value="10.3" calcext:value-type="float">
            <text:p>10,3</text:p>
          </table:table-cell>
          <table:table-cell table:formula="of:=SUM([.D1:.D1])/[.B2]" office:value-type="float" office:value="1.33587606879607" calcext:value-type="float">
            <text:p>1,3359</text:p>
          </table:table-cell>
          <table:table-cell table:formula="of:=[.E1]/[$general.B1]" office:value-type="float" office:value="2.8436018957346" calcext:value-type="float">
            <text:p>2,8436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13.7595235085995" calcext:value-type="float">
            <text:p>13,7595</text:p>
          </table:table-cell>
          <table:table-cell table:formula="of:=[.D3]/[.C2]" office:value-type="float" office:value="1.33587606879607" calcext:value-type="float">
            <text:p>1,3359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3"/>
          <table:table-cell table:formula="of:=([.E2]-[.E3])/[.E2]*100" office:value-type="float" office:value="53.0216915806716" calcext:value-type="float">
            <text:p>53,0217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te de base campagn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farine-t80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8.5585585585586" calcext:value-type="float">
            <text:p>18,5586</text:p>
          </table:table-cell>
          <table:table-cell table:formula="of:=[.B1]*[$'raw materials'.B1]" office:value-type="float" office:value="2.29" calcext:value-type="float">
            <text:p>2,29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6" calcext:value-type="float">
            <text:p>0,6</text:p>
          </table:table-cell>
          <table:table-cell table:formula="of:=[.B2]/[.B5]*[.C5]" office:value-type="float" office:value="11.1351351351351" calcext:value-type="float">
            <text:p>11,1351</text:p>
          </table:table-cell>
          <table:table-cell table:formula="of:=[.B2]*[$'raw materials'.B3]" office:value-type="float" office:value="0.000006" calcext:value-type="float">
            <text:p>0,0000</text:p>
          </table:table-cell>
        </table:table-row>
        <table:table-row table:style-name="ro1">
          <table:table-cell office:value-type="string" calcext:value-type="string">
            <text:p>levain de seigle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3.71171171171171" calcext:value-type="float">
            <text:p>3,7117</text:p>
          </table:table-cell>
          <table:table-cell table:formula="of:=[.B3]*[$'levain de seigle'.D3]" office:value-type="float" office:value="0.146364727272727" calcext:value-type="float">
            <text:p>0,1464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0.05" calcext:value-type="float">
            <text:p>0,05</text:p>
          </table:table-cell>
          <table:table-cell table:formula="of:=[.B4]/[.B5]*[.C5]" office:value-type="float" office:value="0.927927927927928" calcext:value-type="float">
            <text:p>0,9279</text:p>
          </table:table-cell>
          <table:table-cell table:formula="of:=[.B4]*[$'raw materials'.B4]" office:value-type="float" office:value="0.035" calcext:value-type="float">
            <text:p>0,0350</text:p>
          </table:table-cell>
        </table:table-row>
        <table:table-row table:style-name="ro1">
          <table:table-cell/>
          <table:table-cell table:formula="of:=SUM([.B1:.B4])" office:value-type="float" office:value="1.85" calcext:value-type="float">
            <text:p>1,85</text:p>
          </table:table-cell>
          <table:table-cell table:formula="of:=[$'banneton 1kg nature'.C1]+[$'banneton 500g nature'.C1]+[$'banneton 1kg graines'.C1]" office:value-type="float" office:value="34.3333333333333" calcext:value-type="float">
            <text:p>34,3333</text:p>
          </table:table-cell>
          <table:table-cell table:formula="of:=SUM([.D1:.D4])/[.B5]" office:value-type="float" office:value="1.33587606879607" calcext:value-type="float">
            <text:p>1,3359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45.8650783619983" calcext:value-type="float">
            <text:p>45,8651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élange graines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ournesol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.14444444444444" calcext:value-type="float">
            <text:p>1,1444</text:p>
          </table:table-cell>
          <table:table-cell table:formula="of:=[.B1]*[$'raw materials'.B5]" office:value-type="float" office:value="3.86" calcext:value-type="float">
            <text:p>3,8600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0.2" calcext:value-type="float">
            <text:p>0,2</text:p>
          </table:table-cell>
          <table:table-cell table:formula="of:=[.B2]/[.B5]*[.C5]" office:value-type="float" office:value="0.228888888888889" calcext:value-type="float">
            <text:p>0,2289</text:p>
          </table:table-cell>
          <table:table-cell table:formula="of:=[.B2]*[$'raw materials'.B6]" office:value-type="float" office:value="0.846" calcext:value-type="float">
            <text:p>0,8460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0.228888888888889" calcext:value-type="float">
            <text:p>0,2289</text:p>
          </table:table-cell>
          <table:table-cell table:formula="of:=[.B3]*[$'raw materials'.B7]" office:value-type="float" office:value="1.206" calcext:value-type="float">
            <text:p>1,2060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0.1" calcext:value-type="float">
            <text:p>0,1</text:p>
          </table:table-cell>
          <table:table-cell table:formula="of:=[.B4]/[.B5]*[.C5]" office:value-type="float" office:value="0.114444444444444" calcext:value-type="float">
            <text:p>0,1144</text:p>
          </table:table-cell>
          <table:table-cell table:formula="of:=[.B4]*[$'raw materials'.B8]" office:value-type="float" office:value="0.504" calcext:value-type="float">
            <text:p>0,5040</text:p>
          </table:table-cell>
        </table:table-row>
        <table:table-row table:style-name="ro1">
          <table:table-cell/>
          <table:table-cell table:formula="of:=SUM([.B1:.B4])" office:value-type="float" office:value="1.5" calcext:value-type="float">
            <text:p>1,5</text:p>
          </table:table-cell>
          <table:table-cell table:formula="of:=[$'banneton 1kg graines'.C2]" office:value-type="float" office:value="1.71666666666667" calcext:value-type="float">
            <text:p>1,7167</text:p>
          </table:table-cell>
          <table:table-cell table:formula="of:=SUM([.D1:.D4])/[.B5]" office:value-type="float" office:value="4.27733333333333" calcext:value-type="float">
            <text:p>4,2773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7.34275555555557" calcext:value-type="float">
            <text:p>7,3428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vain de seigle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farine-t170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1.82350532350532" calcext:value-type="float">
            <text:p>1,8235</text:p>
          </table:table-cell>
          <table:table-cell table:formula="of:=[.B1]*[$'raw materials'.B2]" office:value-type="float" office:value="1.61" calcext:value-type="float">
            <text:p>1,61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1.2" calcext:value-type="float">
            <text:p>1,2</text:p>
          </table:table-cell>
          <table:table-cell table:formula="of:=[.B2]/[.B3]*[.C3]" office:value-type="float" office:value="2.18820638820639" calcext:value-type="float">
            <text:p>2,1882</text:p>
          </table:table-cell>
          <table:table-cell table:formula="of:=[.B2]*[$'raw materials'.B3]" office:value-type="float" office:value="0.000012" calcext:value-type="float">
            <text:p>0,0000</text:p>
          </table:table-cell>
        </table:table-row>
        <table:table-row table:style-name="ro1">
          <table:table-cell/>
          <table:table-cell table:formula="of:=SUM([.B1:.B2])" office:value-type="float" office:value="2.2" calcext:value-type="float">
            <text:p>2,2</text:p>
          </table:table-cell>
          <table:table-cell table:formula="of:=[$'pate de base campagne'.C3]+0.3" office:value-type="float" office:value="4.01171171171171" calcext:value-type="float">
            <text:p>4,0117</text:p>
          </table:table-cell>
          <table:table-cell table:formula="of:=SUM([.D1:.D2])/[.B3]" office:value-type="float" office:value="0.731823636363636" calcext:value-type="float">
            <text:p>0,7318</text:p>
          </table:table-cell>
        </table:table-row>
        <table:table-row table:style-name="ro1">
          <table:table-cell table:number-columns-repeated="3"/>
          <table:table-cell table:formula="of:=[.D3]*[.C3]" office:value-type="float" office:value="2.93586545290745" calcext:value-type="float">
            <text:p>2,9359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20:46:18.723899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0T21:10:52.019959787</meta:creation-date>
    <dc:date>2022-02-11T20:49:12.276927667</dc:date>
    <meta:editing-duration>PT2H58M33S</meta:editing-duration>
    <meta:editing-cycles>26</meta:editing-cycles>
    <meta:generator>LibreOffice/6.4.7.2$Linux_X86_64 LibreOffice_project/40$Build-2</meta:generator>
    <meta:document-statistic meta:table-count="9" meta:cell-count="125" meta:object-count="0"/>
  </office:meta>
</office:document-meta>
</file>